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, 'Helvetica Neue'"/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Noto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Noto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oto Sans" fo:font-size="12pt" style:font-name-asian="Lohit Devanagari" style:font-size-asian="12pt" style:language-asian="hi" style:country-asian="IN" style:font-name-complex="Noto Sans" style:font-size-complex="12pt" style:language-complex="none" style:country-complex="non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Noto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svg:x="0.909cm" svg:y="6.879cm">
            <draw:object draw:notify-on-update-of-ranges="Лист1.A1:Лист1.A11 Лист1.B1:Лист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85cm" svg:y="6.934cm">
            <draw:object draw:notify-on-update-of-ranges="Лист1.A1:Лист1.A11 Лист1.C1:Лист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8.983cm" svg:x="32.297cm" svg:y="7.182cm">
            <draw:object draw:notify-on-update-of-ranges="Лист1.A1:Лист1.A11 Лист1.D1:Лист1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7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9.21902" calcext:value-type="float">
            <text:p>9,21902</text:p>
          </table:table-cell>
          <table:table-cell office:value-type="float" office:value="3.55022" calcext:value-type="float">
            <text:p>3,55022</text:p>
          </table:table-cell>
          <table:table-cell office:value-type="float" office:value="12.19461" calcext:value-type="float">
            <text:p>12,194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1682" calcext:value-type="float">
            <text:p>9,21682</text:p>
          </table:table-cell>
          <table:table-cell office:value-type="float" office:value="3.54635" calcext:value-type="float">
            <text:p>3,54635</text:p>
          </table:table-cell>
          <table:table-cell office:value-type="float" office:value="12.19037" calcext:value-type="float">
            <text:p>12,190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1657" calcext:value-type="float">
            <text:p>9,21657</text:p>
          </table:table-cell>
          <table:table-cell office:value-type="float" office:value="3.54606" calcext:value-type="float">
            <text:p>3,54606</text:p>
          </table:table-cell>
          <table:table-cell office:value-type="float" office:value="12.18715" calcext:value-type="float">
            <text:p>12,187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1341" calcext:value-type="float">
            <text:p>9,21341</text:p>
          </table:table-cell>
          <table:table-cell office:value-type="float" office:value="3.54399" calcext:value-type="float">
            <text:p>3,54399</text:p>
          </table:table-cell>
          <table:table-cell office:value-type="float" office:value="12.18235" calcext:value-type="float">
            <text:p>12,182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212" calcext:value-type="float">
            <text:p>9,212</text:p>
          </table:table-cell>
          <table:table-cell office:value-type="float" office:value="3.54744" calcext:value-type="float">
            <text:p>3,54744</text:p>
          </table:table-cell>
          <table:table-cell office:value-type="float" office:value="12.17879" calcext:value-type="float">
            <text:p>12,178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0768" calcext:value-type="float">
            <text:p>9,20768</text:p>
          </table:table-cell>
          <table:table-cell office:value-type="float" office:value="3.54191" calcext:value-type="float">
            <text:p>3,54191</text:p>
          </table:table-cell>
          <table:table-cell office:value-type="float" office:value="12.1723" calcext:value-type="float">
            <text:p>12,17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20469" calcext:value-type="float">
            <text:p>9,20469</text:p>
          </table:table-cell>
          <table:table-cell office:value-type="float" office:value="3.54356" calcext:value-type="float">
            <text:p>3,54356</text:p>
          </table:table-cell>
          <table:table-cell office:value-type="float" office:value="12.16691" calcext:value-type="float">
            <text:p>12,166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9794" calcext:value-type="float">
            <text:p>9,19794</text:p>
          </table:table-cell>
          <table:table-cell office:value-type="float" office:value="3.54011" calcext:value-type="float">
            <text:p>3,54011</text:p>
          </table:table-cell>
          <table:table-cell office:value-type="float" office:value="12.15925" calcext:value-type="float">
            <text:p>12,159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9.19238" calcext:value-type="float">
            <text:p>9,19238</text:p>
          </table:table-cell>
          <table:table-cell office:value-type="float" office:value="3.54466" calcext:value-type="float">
            <text:p>3,54466</text:p>
          </table:table-cell>
          <table:table-cell office:value-type="float" office:value="12.15223" calcext:value-type="float">
            <text:p>12,152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8221" calcext:value-type="float">
            <text:p>9,18221</text:p>
          </table:table-cell>
          <table:table-cell office:value-type="float" office:value="3.53706" calcext:value-type="float">
            <text:p>3,53706</text:p>
          </table:table-cell>
          <table:table-cell office:value-type="float" office:value="12.14163" calcext:value-type="float">
            <text:p>12,141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17242" calcext:value-type="float">
            <text:p>9,17242</text:p>
          </table:table-cell>
          <table:table-cell office:value-type="float" office:value="3.54452" calcext:value-type="float">
            <text:p>3,54452</text:p>
          </table:table-cell>
          <table:table-cell office:value-type="float" office:value="12.1326" calcext:value-type="float">
            <text:p>12,13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, 'Helvetica Neue'"/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.00.0000</text:date>, <text:time style:data-style-name="N2" text:time-value="09:16:12.5961140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00:52:20.648176140</meta:creation-date>
    <dc:date>2023-03-21T09:19:30.424125073</dc:date>
    <meta:editing-duration>PT6M48S</meta:editing-duration>
    <meta:editing-cycles>2</meta:editing-cycles>
    <meta:generator>LibreOffice/6.4.7.2$Linux_X86_64 LibreOffice_project/40$Build-2</meta:generator>
    <meta:document-statistic meta:table-count="1" meta:cell-count="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Лист1.A1:Лист1.B11" svg:x="0.319cm" svg:y="0.18cm" svg:width="15.36cm" svg:height="8.646cm">
          <chartooo:coordinate-region svg:x="1.231cm" svg:y="0.379cm" svg:width="14.261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1:Лист1.B11" chart:class="chart:scatter">
            <chart:domain table:cell-range-address="Лист1.A1:Лист1.A11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9.21902">
                <text:p>9.21902</text:p>
                <draw:g>
                  <svg:desc>Лист1.B1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21682">
                <text:p>9.21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21657">
                <text:p>9.21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21341">
                <text:p>9.21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.212">
                <text:p>9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20768">
                <text:p>9.20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20469">
                <text:p>9.20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19794">
                <text:p>9.19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19238">
                <text:p>9.19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18221">
                <text:p>9.18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17242">
                <text:p>9.17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Лист1.A1:Лист1.A11 Лист1.C1:Лист1.C11" svg:x="0.319cm" svg:y="0.18cm" svg:width="15.36cm" svg:height="8.645cm">
          <chartooo:coordinate-region svg:x="1.417cm" svg:y="0.379cm" svg:width="14.075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C1:Лист1.C11" chart:class="chart:scatter">
            <chart:domain table:cell-range-address="Лист1.A1:Лист1.A11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3.55022">
                <text:p>3.55022</text:p>
                <draw:g>
                  <svg:desc>Лист1.C1:Лист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4635">
                <text:p>3.54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54606">
                <text:p>3.54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54399">
                <text:p>3.54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54744">
                <text:p>3.54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54191">
                <text:p>3.54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54356">
                <text:p>3.54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54011">
                <text:p>3.54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54466">
                <text:p>3.54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53706">
                <text:p>3.53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54452">
                <text:p>3.54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scatter" chart:style-name="ch1">
        <chart:plot-area chart:style-name="ch2" table:cell-range-address="Лист1.A1:Лист1.A11 Лист1.D1:Лист1.D11" svg:x="0.319cm" svg:y="0.179cm" svg:width="15.36cm" svg:height="8.626cm">
          <chartooo:coordinate-region svg:x="1.417cm" svg:y="0.378cm" svg:width="14.075cm" svg:height="7.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D1:Лист1.D11" chart:class="chart:scatter">
            <chart:domain table:cell-range-address="Лист1.A1:Лист1.A11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12.19461">
                <text:p>12.19461</text:p>
                <draw:g>
                  <svg:desc>Лист1.D1:Лист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19037">
                <text:p>12.19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18715">
                <text:p>12.18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.18235">
                <text:p>12.18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.17879">
                <text:p>12.17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.1723">
                <text:p>12.1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16691">
                <text:p>12.16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15925">
                <text:p>12.15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5223">
                <text:p>12.15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14163">
                <text:p>12.14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.1326">
                <text:p>12.1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